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7000001FCDE67230BBA17AFFF.png" manifest:media-type="image/png"/>
  <manifest:file-entry manifest:full-path="Pictures/100000000000052100000122374224EA27B45ED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e811" officeooo:paragraph-rsid="0005e81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5</text:p>
      <text:p text:style-name="P1"/>
      <text:p text:style-name="P1"><draw:frame draw:style-name="fr1" draw:name="Figura1" text:anchor-type="paragraph" svg:width="12.462cm" svg:height="13.441cm" draw:z-index="0"><draw:image xlink:href="Pictures/10000000000001D7000001FCDE67230BBA17AFF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2" text:anchor-type="paragraph" svg:width="17cm" svg:height="3.754cm" draw:z-index="1"><draw:image xlink:href="Pictures/100000000000052100000122374224EA27B45EDD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4:19:47.589000000</meta:creation-date>
    <dc:date>2018-03-27T14:31:29.879000000</dc:date>
    <meta:editing-duration>PT11M42S</meta:editing-duration>
    <meta:editing-cycles>2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1" meta:character-count="2" meta:non-whitespace-character-count="2"/>
  </office:meta>
</office:document-meta>
</file>